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AquaBase" svg:font-family="AquaBas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800000" style:font-name="Times New Roman" fo:font-style="italic" officeooo:rsid="000ae8e2" officeooo:paragraph-rsid="000ae8e2" style:font-style-asian="italic" style:font-style-complex="italic"/>
    </style:style>
    <style:style style:name="P2" style:family="paragraph" style:parent-style-name="Standard">
      <style:paragraph-properties fo:line-height="150%" fo:text-align="start" style:justify-single-word="false"/>
      <style:text-properties fo:color="#cc3300" style:font-name="Times New Roman" fo:font-size="10pt" fo:font-style="italic" fo:font-weight="normal" officeooo:paragraph-rsid="00148dba" fo:background-color="transparent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line-height="150%" fo:text-align="start" style:justify-single-word="false"/>
      <style:text-properties fo:color="#990000" style:font-name="Times New Roman" fo:font-size="10pt" fo:font-style="italic" fo:font-weight="normal" officeooo:rsid="0024c0f4" officeooo:paragraph-rsid="00148dba" fo:background-color="transparent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8pt" fo:font-style="italic" fo:font-weight="bold" officeooo:rsid="0007d4ca" officeooo:paragraph-rsid="0007d4ca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tyle="italic" officeooo:rsid="0007d4ca" officeooo:paragraph-rsid="0007d4ca" style:font-style-asian="italic" style:font-style-complex="italic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bold" officeooo:rsid="000be0c6" officeooo:paragraph-rsid="000be0c6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bold" officeooo:rsid="003b58c8" officeooo:paragraph-rsid="003b58c8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bold" officeooo:rsid="003bd334" officeooo:paragraph-rsid="003bd334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2pt" fo:font-style="normal" fo:font-weight="bold" officeooo:rsid="004c31e7" officeooo:paragraph-rsid="004c31e7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11080f" officeooo:paragraph-rsid="0011080f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1b46a1" officeooo:paragraph-rsid="002a5e41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1b46a1" officeooo:paragraph-rsid="005845b9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391bcb" officeooo:paragraph-rsid="00391b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3b58c8" officeooo:paragraph-rsid="003b58c8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3de08e" officeooo:paragraph-rsid="003de08e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12f7aa" officeooo:paragraph-rsid="0012f7aa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1pt" fo:font-style="normal" officeooo:rsid="001773ee" officeooo:paragraph-rsid="004c31e7" fo:background-color="transparent" style:font-size-asian="9.60000038146973pt" style:font-style-asian="normal" style:font-size-complex="11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0f7a0b"/>
    </style:style>
    <style:style style:name="T3" style:family="text">
      <style:text-properties fo:color="#000000" officeooo:rsid="0012e132"/>
    </style:style>
    <style:style style:name="T4" style:family="text">
      <style:text-properties fo:color="#000000" officeooo:rsid="0012f7aa"/>
    </style:style>
    <style:style style:name="T5" style:family="text">
      <style:text-properties fo:color="#000000" officeooo:rsid="001614b0"/>
    </style:style>
    <style:style style:name="T6" style:family="text">
      <style:text-properties fo:color="#000000" officeooo:rsid="001940b1"/>
    </style:style>
    <style:style style:name="T7" style:family="text">
      <style:text-properties fo:color="#000000" officeooo:rsid="001c25ac"/>
    </style:style>
    <style:style style:name="T8" style:family="text">
      <style:text-properties fo:color="#000000" officeooo:rsid="001d179e"/>
    </style:style>
    <style:style style:name="T9" style:family="text">
      <style:text-properties fo:color="#000000" officeooo:rsid="0020ccac"/>
    </style:style>
    <style:style style:name="T10" style:family="text">
      <style:text-properties fo:color="#000000" officeooo:rsid="00217282"/>
    </style:style>
    <style:style style:name="T11" style:family="text">
      <style:text-properties fo:color="#000000" officeooo:rsid="00229df6"/>
    </style:style>
    <style:style style:name="T12" style:family="text">
      <style:text-properties fo:color="#000000" officeooo:rsid="0023633d"/>
    </style:style>
    <style:style style:name="T13" style:family="text">
      <style:text-properties fo:color="#000000" officeooo:rsid="0024c0f4"/>
    </style:style>
    <style:style style:name="T14" style:family="text">
      <style:text-properties fo:color="#000000" officeooo:rsid="00251818"/>
    </style:style>
    <style:style style:name="T15" style:family="text">
      <style:text-properties fo:color="#000000" officeooo:rsid="002571c6"/>
    </style:style>
    <style:style style:name="T16" style:family="text">
      <style:text-properties fo:color="#000000" officeooo:rsid="00268a4a"/>
    </style:style>
    <style:style style:name="T17" style:family="text">
      <style:text-properties fo:color="#000000" officeooo:rsid="00287b5d"/>
    </style:style>
    <style:style style:name="T18" style:family="text">
      <style:text-properties fo:color="#000000" officeooo:rsid="002a5e41"/>
    </style:style>
    <style:style style:name="T19" style:family="text">
      <style:text-properties fo:color="#000000" officeooo:rsid="002a6b01"/>
    </style:style>
    <style:style style:name="T20" style:family="text">
      <style:text-properties fo:color="#000000" officeooo:rsid="002c524a"/>
    </style:style>
    <style:style style:name="T21" style:family="text">
      <style:text-properties fo:color="#000000" officeooo:rsid="002d8b70"/>
    </style:style>
    <style:style style:name="T22" style:family="text">
      <style:text-properties fo:color="#000000" officeooo:rsid="002ebeea"/>
    </style:style>
    <style:style style:name="T23" style:family="text">
      <style:text-properties fo:color="#000000" officeooo:rsid="00315fa2"/>
    </style:style>
    <style:style style:name="T24" style:family="text">
      <style:text-properties fo:color="#000000" officeooo:rsid="0035ebb1"/>
    </style:style>
    <style:style style:name="T25" style:family="text">
      <style:text-properties fo:color="#000000" officeooo:rsid="003a7219"/>
    </style:style>
    <style:style style:name="T26" style:family="text">
      <style:text-properties fo:color="#000000" officeooo:rsid="003fa47f"/>
    </style:style>
    <style:style style:name="T27" style:family="text">
      <style:text-properties fo:color="#000000" officeooo:rsid="004199c1"/>
    </style:style>
    <style:style style:name="T28" style:family="text">
      <style:text-properties fo:color="#000000" officeooo:rsid="00433039"/>
    </style:style>
    <style:style style:name="T29" style:family="text">
      <style:text-properties fo:color="#000000" officeooo:rsid="0043fb60"/>
    </style:style>
    <style:style style:name="T30" style:family="text">
      <style:text-properties fo:color="#000000" fo:font-weight="bold" officeooo:rsid="003a7219" style:font-weight-asian="bold" style:font-weight-complex="bold"/>
    </style:style>
    <style:style style:name="T31" style:family="text">
      <style:text-properties fo:color="#000000" officeooo:rsid="00476ea3"/>
    </style:style>
    <style:style style:name="T32" style:family="text">
      <style:text-properties fo:color="#000000" officeooo:rsid="004925aa"/>
    </style:style>
    <style:style style:name="T33" style:family="text">
      <style:text-properties fo:color="#000000" officeooo:rsid="004a3979"/>
    </style:style>
    <style:style style:name="T34" style:family="text">
      <style:text-properties fo:color="#000000" officeooo:rsid="004e1919"/>
    </style:style>
    <style:style style:name="T35" style:family="text">
      <style:text-properties fo:color="#000000" officeooo:rsid="004fc92a"/>
    </style:style>
    <style:style style:name="T36" style:family="text">
      <style:text-properties fo:color="#000000" officeooo:rsid="00508ec2"/>
    </style:style>
    <style:style style:name="T37" style:family="text">
      <style:text-properties fo:color="#000000" officeooo:rsid="0051f003"/>
    </style:style>
    <style:style style:name="T38" style:family="text">
      <style:text-properties fo:color="#000000" officeooo:rsid="0052fd57"/>
    </style:style>
    <style:style style:name="T39" style:family="text">
      <style:text-properties fo:color="#000000" officeooo:rsid="0053ce17"/>
    </style:style>
    <style:style style:name="T40" style:family="text">
      <style:text-properties fo:color="#000000" officeooo:rsid="0055a33c"/>
    </style:style>
    <style:style style:name="T41" style:family="text">
      <style:text-properties fo:color="#000000" officeooo:rsid="00570dd2"/>
    </style:style>
    <style:style style:name="T42" style:family="text">
      <style:text-properties fo:color="#000000" officeooo:rsid="0057495b"/>
    </style:style>
    <style:style style:name="T43" style:family="text">
      <style:text-properties fo:color="#000000" officeooo:rsid="005b72cc"/>
    </style:style>
    <style:style style:name="T44" style:family="text">
      <style:text-properties fo:color="#000000" officeooo:rsid="005c0079"/>
    </style:style>
    <style:style style:name="T45" style:family="text">
      <style:text-properties fo:color="#000000" officeooo:rsid="005d9b41"/>
    </style:style>
    <style:style style:name="T46" style:family="text">
      <style:text-properties officeooo:rsid="0012f7aa"/>
    </style:style>
    <style:style style:name="T47" style:family="text">
      <style:text-properties fo:color="#990000" officeooo:rsid="0024c0f4"/>
    </style:style>
    <style:style style:name="T48" style:family="text">
      <style:text-properties fo:color="#990000" officeooo:rsid="00433039"/>
    </style:style>
    <style:style style:name="T49" style:family="text">
      <style:text-properties fo:color="#990000" fo:font-weight="bold" officeooo:rsid="0024c0f4" style:font-weight-asian="bold" style:font-weight-complex="bold"/>
    </style:style>
    <style:style style:name="T50" style:family="text">
      <style:text-properties fo:color="#990000" style:font-name="Liberation Serif" fo:font-size="10pt" fo:font-style="italic" fo:font-weight="normal" officeooo:rsid="0024c0f4" style:font-size-asian="10pt" style:font-style-asian="italic" style:font-size-complex="10pt" style:font-style-complex="italic"/>
    </style:style>
    <style:style style:name="T51" style:family="text">
      <style:text-properties fo:color="#990000" fo:font-size="10pt" fo:font-style="italic" fo:font-weight="normal" officeooo:rsid="0024c0f4" style:font-size-asian="10pt" style:font-style-asian="italic" style:font-size-complex="10pt" style:font-style-complex="italic"/>
    </style:style>
    <style:style style:name="T52" style:family="text">
      <style:text-properties fo:color="#800000"/>
    </style:style>
    <style:style style:name="T53" style:family="text">
      <style:text-properties fo:color="#800000" officeooo:rsid="002ebeea"/>
    </style:style>
    <style:style style:name="T54" style:family="text">
      <style:text-properties fo:color="#800000" officeooo:rsid="00391bcb"/>
    </style:style>
    <style:style style:name="T55" style:family="text">
      <style:text-properties fo:color="#800000" fo:font-weight="bold" style:font-weight-asian="bold" style:font-weight-complex="bold"/>
    </style:style>
    <style:style style:name="T56" style:family="text">
      <style:text-properties fo:color="#800000" fo:font-weight="bold" officeooo:rsid="002ebeea" style:font-weight-asian="bold" style:font-weight-complex="bold"/>
    </style:style>
    <style:style style:name="T57" style:family="text">
      <style:text-properties fo:color="#800000" fo:font-weight="bold" officeooo:rsid="00268a4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current programming</text:p>
      <text:p text:style-name="P5">BENZA Amandine – FORNALI Damien</text:p>
      <text:p text:style-name="P1">Chat Server in Elixir</text:p>
      <text:p text:style-name="P1"/>
      <text:p text:style-name="P6"><text:span text:style-name="T2">Architecture</text:span></text:p>
      <text:p text:style-name="P10"><text:span text:style-name="T1">In order to achieve the chat server</text:span><text:span text:style-name="T3">, </text:span><text:span text:style-name="T4">we used the following </text:span><text:span text:style-name="T6">approach</text:span><text:span text:style-name="T4">.</text:span></text:p>
      <text:p text:style-name="P11"><text:span text:style-name="T4">W</text:span><text:span text:style-name="T1">hen the server main processor </text:span><text:span text:style-name="T11">[</text:span><text:span text:style-name="T49">MP</text:span><text:span text:style-name="T11">] </text:span><text:span text:style-name="T1">launches, </text:span><text:span text:style-name="T7">it creates a new processor </text:span><text:span text:style-name="T8">that </text:span><text:span text:style-name="T7">will handle the users idle tim</text:span><text:span text:style-name="T24">e</text:span><text:span text:style-name="T7">out checking </text:span><text:span text:style-name="T12">[</text:span><text:span text:style-name="T49">IDLE_CHECKER</text:span><text:span text:style-name="T12">]</text:span><text:span text:style-name="T7">.</text:span></text:p>
      <text:p text:style-name="P11"><text:span text:style-name="T9">After that, it generates a listener in order to listen </text:span><text:span text:style-name="T14">to </text:span><text:span text:style-name="T9">new user connections </text:span><text:span text:style-name="T12">[</text:span><text:span text:style-name="T49">LISTENER</text:span><text:span text:style-name="T12">] </text:span><text:span text:style-name="T9">and start a </text:span><text:span text:style-name="T15">unique </text:span><text:span text:style-name="T9">processor </text:span><text:span text:style-name="T10">for user acceptation </text:span><text:span text:style-name="T13">[</text:span><text:span text:style-name="T49">ACCEPTOR</text:span><text:span text:style-name="T13">]</text:span><text:span text:style-name="T10">.</text:span></text:p>
      <text:p text:style-name="P12"><text:span text:style-name="T57">ACCEPTOR</text:span><text:span text:style-name="T16"> </text:span><text:span text:style-name="T17">will </text:span><text:span text:style-name="T18">checks the user inquired </text:span><text:span text:style-name="T42">pseudo</text:span><text:span text:style-name="T18"> and if it is wrong, </text:span><text:span text:style-name="T38">it </text:span><text:span text:style-name="T18">will ask to the user to retry. </text:span><text:span text:style-name="T19">I</text:span><text:span text:style-name="T39">f</text:span><text:span text:style-name="T19"> </text:span><text:span text:style-name="T40">the </text:span><text:span text:style-name="T20">inquired </text:span><text:span text:style-name="T42">pseudo </text:span><text:span text:style-name="T19">is </text:span><text:span text:style-name="T20">valid, a new processor </text:span><text:span text:style-name="T21">responsible of the newly connected user </text:span><text:span text:style-name="T22">will be generated [</text:span><text:span text:style-name="T56">USER_PROC</text:span><text:span text:style-name="T22">].</text:span></text:p>
      <text:p text:style-name="P13"><text:span text:style-name="T53">M</text:span><text:span text:style-name="T52">P</text:span><text:span text:style-name="T1"> will then waits for signals and processing according what it receives. For example if </text:span><text:span text:style-name="T55">MP</text:span><text:span text:style-name="T1"> </text:span><text:span text:style-name="T25">receives a «</text:span><text:span text:style-name="T30"> broadcast </text:span><text:span text:style-name="T25">» signal, it means it has to send to all users a message.</text:span></text:p>
      <text:p text:style-name="P14"><text:span text:style-name="T25"/></text:p>
      <text:p text:style-name="P7"><text:span text:style-name="T25">C</text:span><text:span text:style-name="T1">ommunication</text:span></text:p>
      <text:p text:style-name="P15"><text:span text:style-name="T4">A</text:span><text:span text:style-name="T1">nd this is how we perform communication between </text:span><text:span text:style-name="T26">processors. </text:span><text:span text:style-name="T27">Only </text:span><text:span text:style-name="T54">MP </text:span><text:span text:style-name="T28">stores the users in his memory. Other </text:span><text:span text:style-name="T47">USER_PROC</text:span><text:span text:style-name="T48">s</text:span><text:span text:style-name="T28"> don’t know existence of each other. To be able to communicate </text:span><text:span text:style-name="T29">between them, </text:span><text:span text:style-name="T48">USER_PROCs</text:span><text:span text:style-name="T29"> have to send a signal to </text:span><text:span text:style-name="T48">MP</text:span><text:span text:style-name="T29"> in order to perform a certain operation, for instance to communicate messages.</text:span></text:p>
      <text:p text:style-name="P10"><text:span text:style-name="T4"/></text:p>
      <text:p text:style-name="P8"><text:span text:style-name="T4">D</text:span><text:span text:style-name="T1">ata approach</text:span></text:p>
      <text:p text:style-name="P16"><text:span text:style-name="T1">A user is represented by </text:span><text:span text:style-name="T5">the </text:span><text:span text:style-name="T23">following structure.</text:span></text:p>
      <text:p text:style-name="P2"><text:span text:style-name="T46"><text:tab/></text:span><text:span text:style-name="T47">defmodule User do</text:span></text:p>
      <text:p text:style-name="P3"><text:tab/><text:tab/>defstruct socket: nil, pseudo: nil, pid: -1, idleTime: 0</text:p>
      <text:p text:style-name="P3"><text:tab/>end</text:p>
      <text:p text:style-name="P17"><text:span text:style-name="T1">It allows us to keep trace of user information such as pseudo and associated processor </text:span><text:span text:style-name="T43">identifier</text:span><text:span text:style-name="T1">.</text:span></text:p>
      <text:p text:style-name="P17"><text:span text:style-name="T31"/></text:p>
      <text:p text:style-name="P9"><text:span text:style-name="T31">D</text:span><text:span text:style-name="T1">ifficulties</text:span></text:p>
      <text:p text:style-name="P17"><text:span text:style-name="T31">It was quite difficult to create </text:span><text:span text:style-name="T34">a functional </text:span><text:span text:style-name="T31">architecture </text:span><text:span text:style-name="T32">as </text:span><text:span text:style-name="T51">Elixir</text:span><text:span text:style-name="T35">’ </text:span><text:span text:style-name="T32">structures cannot be </text:span><text:span text:style-name="T33">shared as global variables. </text:span><text:span text:style-name="T36">Making use of </text:span><text:span text:style-name="T37">Elixir structures has also been </text:span><text:span text:style-name="T45">difficult </text:span><text:span text:style-name="T44">when handling </text:span><text:span text:style-name="T37">idle timeout force disconne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AquaBase" svg:font-family="AquaBas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2:52:10.517673195</meta:creation-date>
    <dc:date>2018-11-04T13:30:11.492649709</dc:date>
    <meta:editing-duration>PT37M19S</meta:editing-duration>
    <meta:editing-cycles>79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66" meta:character-count="1632" meta:non-whitespace-character-count="1380"/>
  </office:meta>
</office:document-meta>
</file>